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e02b" officeooo:paragraph-rsid="0003e02b"/>
    </style:style>
    <style:style style:name="P2" style:family="paragraph" style:parent-style-name="Text_20_body" style:list-style-name="L1">
      <style:text-properties officeooo:rsid="0003e02b" officeooo:paragraph-rsid="0003e02b"/>
    </style:style>
    <style:style style:name="P3" style:family="paragraph" style:parent-style-name="Text_20_body" style:list-style-name="L2">
      <style:text-properties officeooo:rsid="0003e02b" officeooo:paragraph-rsid="0003e02b"/>
    </style:style>
    <style:style style:name="P4" style:family="paragraph" style:parent-style-name="Text_20_body" style:list-style-name="L2">
      <style:text-properties officeooo:rsid="000458b7" officeooo:paragraph-rsid="000458b7"/>
    </style:style>
    <style:style style:name="P5" style:family="paragraph" style:parent-style-name="Text_20_body" style:list-style-name="L1">
      <style:text-properties officeooo:rsid="000458b7" officeooo:paragraph-rsid="000458b7"/>
    </style:style>
    <style:style style:name="P6" style:family="paragraph" style:parent-style-name="Text_20_body" style:list-style-name="L3">
      <style:text-properties officeooo:rsid="000553c9" officeooo:paragraph-rsid="000553c9"/>
    </style:style>
    <style:style style:name="P7" style:family="paragraph" style:parent-style-name="Heading_20_1">
      <style:text-properties officeooo:rsid="0003e02b" officeooo:paragraph-rsid="0003e02b"/>
    </style:style>
    <style:style style:name="P8" style:family="paragraph" style:parent-style-name="Heading_20_2">
      <style:text-properties officeooo:rsid="000553c9" officeooo:paragraph-rsid="000553c9"/>
    </style:style>
    <style:style style:name="T1" style:family="text">
      <style:text-properties officeooo:rsid="00083c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argo Commander</text:h>
      <text:p text:style-name="P1">You must keep too much of the cargo on a spaceship from being destroyed by arranging it as the ship's inertial stabilizer fails and it makes some wild maneuvers.</text:p>
      <text:h text:style-name="Heading_20_2" text:outline-level="2">Hazards</text:h>
      <text:list xml:id="list824077847332454286" text:style-name="L1">
        <text:list-item>
          <text:p text:style-name="P2">Sudden turns</text:p>
        </text:list-item>
        <text:list-item>
          <text:p text:style-name="P2">Sudden acceleration/deceleration</text:p>
        </text:list-item>
        <text:list-item>
          <text:p text:style-name="P2">Pirates (they demand you push 3 crates out the cargo door)</text:p>
        </text:list-item>
        <text:list-item>
          <text:p text:style-name="P2">The navy (if you have any contraband left)</text:p>
        </text:list-item>
        <text:list-item>
          <text:p text:style-name="P2">Cargo door malfunctions</text:p>
        </text:list-item>
        <text:list-item>
          <text:p text:style-name="P2">Explosions (causes vibrations)</text:p>
        </text:list-item>
        <text:list-item>
          <text:p text:style-name="P2">Failed attempts to fix the inertial stabilizer (causes things to fly around randomly, or doubles the effect of other things)</text:p>
        </text:list-item>
        <text:list-item>
          <text:p text:style-name="P5">Need for fuel</text:p>
        </text:list-item>
        <text:list-item>
          <text:p text:style-name="P5">Need for ship components</text:p>
        </text:list-item>
      </text:list>
      <text:h text:style-name="Heading_20_2" text:outline-level="2">Crate Types</text:h>
      <text:list xml:id="list9055182812841692229" text:style-name="L2">
        <text:list-item>
          <text:p text:style-name="P3">Giant presents <text:span text:style-name="T1">(Worth extra points at the end)</text:span></text:p>
        </text:list-item>
        <text:list-item>
          <text:p text:style-name="P3">Long crates labeled “Bob's Honest Freight Co.”</text:p>
        </text:list-item>
        <text:list-item>
          <text:p text:style-name="P3">Square boxes labeled “Nile Shipping”</text:p>
        </text:list-item>
        <text:list-item>
          <text:p text:style-name="P3">Boxes with rounded corners and trefoils on them</text:p>
        </text:list-item>
        <text:list-item>
          <text:p text:style-name="P3">Extremely heavy boxes labeled “Enriched Neutronium”</text:p>
        </text:list-item>
        <text:list-item>
          <text:p text:style-name="P3">Fuel barrels (for the ship)</text:p>
        </text:list-item>
      </text:list>
      <text:h text:style-name="P8" text:outline-level="2">Commands</text:h>
      <text:list xml:id="list1213637567512554644" text:style-name="L3">
        <text:list-item>
          <text:p text:style-name="P6">WASD/Arrows – Move bot around</text:p>
        </text:list-item>
        <text:list-item>
          <text:p text:style-name="P6">Space – Grab crate</text:p>
        </text:list-item>
        <text:list-item>
          <text:p text:style-name="P6">Enter – Raise/lower doors</text:p>
        </text:list-item>
        <text:list-item>
          <text:p text:style-name="P6">Right shift – Raise/lower elevators</text:p>
        </text:list-item>
      </text:list>
      <text:p text:style-name="P1"/>
      <text:p text:style-name="P1"><text:soft-page-break/>As the cargo commander you control a “cargo robot”, which has a large magnet on the front that can be used to grab cra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8:47:35.792000000</meta:creation-date>
    <dc:date>2014-12-06T01:09:47.945000000</dc:date>
    <meta:editing-duration>PT6H16M14S</meta:editing-duration>
    <meta:editing-cycles>4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25" meta:word-count="187" meta:character-count="1061" meta:non-whitespace-character-count="914"/>
  </office:meta>
</office:document-meta>
</file>